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2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33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default-cell-style-name="ce33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83" calcext:value-type="float">
            <text:p>248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48" calcext:value-type="float">
            <text:p>237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13" calcext:value-type="float">
            <text:p>239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47" calcext:value-type="float">
            <text:p>235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71" calcext:value-type="float">
            <text:p>245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27" calcext:value-type="float">
            <text:p>237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85" calcext:value-type="float">
            <text:p>234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12" calcext:value-type="float">
            <text:p>236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85" calcext:value-type="float">
            <text:p>236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75" calcext:value-type="float">
            <text:p>235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7" calcext:value-type="float">
            <text:p>237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69" calcext:value-type="float">
            <text:p>238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:.J35])" office:value-type="float" office:value="238.654166666667" calcext:value-type="float">
            <text:p>238,6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24" calcext:value-type="float">
            <text:p>240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04" calcext:value-type="float">
            <text:p>239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89" calcext:value-type="float">
            <text:p>239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87" calcext:value-type="float">
            <text:p>241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08" calcext:value-type="float">
            <text:p>241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07" calcext:value-type="float">
            <text:p>237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2" calcext:value-type="float">
            <text:p>246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27" calcext:value-type="float">
            <text:p>241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5" calcext:value-type="float">
            <text:p>239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24" calcext:value-type="float">
            <text:p>238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76" calcext:value-type="float">
            <text:p>238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64" calcext:value-type="float">
            <text:p>237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8:.J71])" office:value-type="float" office:value="240.066666666667" calcext:value-type="float">
            <text:p>240,0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5" calcext:value-type="float">
            <text:p>241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72" calcext:value-type="float">
            <text:p>239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61" calcext:value-type="float">
            <text:p>242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73" calcext:value-type="float">
            <text:p>240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15" calcext:value-type="float">
            <text:p>241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14" calcext:value-type="float">
            <text:p>242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8" calcext:value-type="float">
            <text:p>239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25" calcext:value-type="float">
            <text:p>242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93" calcext:value-type="float">
            <text:p>242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42" calcext:value-type="float">
            <text:p>241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39" calcext:value-type="float">
            <text:p>241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4:.J107])" office:value-type="float" office:value="241.22" calcext:value-type="float">
            <text:p>241,2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63" calcext:value-type="float">
            <text:p>249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7" calcext:value-type="float">
            <text:p>246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39" calcext:value-type="float">
            <text:p>250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84" calcext:value-type="float">
            <text:p>248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07" calcext:value-type="float">
            <text:p>247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34" calcext:value-type="float">
            <text:p>248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74" calcext:value-type="float">
            <text:p>247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14" calcext:value-type="float">
            <text:p>251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98" calcext:value-type="float">
            <text:p>245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26" calcext:value-type="float">
            <text:p>248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89" calcext:value-type="float">
            <text:p>251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01" calcext:value-type="float">
            <text:p>249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0:.J143])" office:value-type="float" office:value="248.749166666667" calcext:value-type="float">
            <text:p>248,7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.13" calcext:value-type="float">
            <text:p>229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24" calcext:value-type="float">
            <text:p>221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56" calcext:value-type="float">
            <text:p>218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35" calcext:value-type="float">
            <text:p>219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9" calcext:value-type="float">
            <text:p>226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21" calcext:value-type="float">
            <text:p>222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7" calcext:value-type="float">
            <text:p>219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53" calcext:value-type="float">
            <text:p>218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11" calcext:value-type="float">
            <text:p>220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29" calcext:value-type="float">
            <text:p>224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2" calcext:value-type="float">
            <text:p>227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66" calcext:value-type="float">
            <text:p>218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46:.J179])" office:value-type="float" office:value="222.156666666667" calcext:value-type="float">
            <text:p>222,1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36" calcext:value-type="float">
            <text:p>220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23" calcext:value-type="float">
            <text:p>228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93" calcext:value-type="float">
            <text:p>224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64" calcext:value-type="float">
            <text:p>227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08" calcext:value-type="float">
            <text:p>228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7" calcext:value-type="float">
            <text:p>226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.51" calcext:value-type="float">
            <text:p>229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03" calcext:value-type="float">
            <text:p>228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09" calcext:value-type="float">
            <text:p>221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4" calcext:value-type="float">
            <text:p>227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55" calcext:value-type="float">
            <text:p>220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82:.J215])" office:value-type="float" office:value="225.543333333333" calcext:value-type="float">
            <text:p>225,5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09" calcext:value-type="float">
            <text:p>223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63" calcext:value-type="float">
            <text:p>233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28" calcext:value-type="float">
            <text:p>226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1" calcext:value-type="float">
            <text:p>227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75" calcext:value-type="float">
            <text:p>228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49" calcext:value-type="float">
            <text:p>225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56" calcext:value-type="float">
            <text:p>225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6" calcext:value-type="float">
            <text:p>226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14" calcext:value-type="float">
            <text:p>222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3" calcext:value-type="float">
            <text:p>223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54" calcext:value-type="float">
            <text:p>227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02" calcext:value-type="float">
            <text:p>226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18:.J251])" office:value-type="float" office:value="226.285833333333" calcext:value-type="float">
            <text:p>226,2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25" calcext:value-type="float">
            <text:p>228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61" calcext:value-type="float">
            <text:p>239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29" calcext:value-type="float">
            <text:p>237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46" calcext:value-type="float">
            <text:p>225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88" calcext:value-type="float">
            <text:p>234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37" calcext:value-type="float">
            <text:p>225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.07" calcext:value-type="float">
            <text:p>229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94" calcext:value-type="float">
            <text:p>223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81" calcext:value-type="float">
            <text:p>226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61" calcext:value-type="float">
            <text:p>231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49" calcext:value-type="float">
            <text:p>228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2" calcext:value-type="float">
            <text:p>230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54:.J287])" office:value-type="float" office:value="230.081666666667" calcext:value-type="float">
            <text:p>230,0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64" calcext:value-type="float">
            <text:p>197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81" calcext:value-type="float">
            <text:p>194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75" calcext:value-type="float">
            <text:p>196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29" calcext:value-type="float">
            <text:p>195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89" calcext:value-type="float">
            <text:p>197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44" calcext:value-type="float">
            <text:p>197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33" calcext:value-type="float">
            <text:p>200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03" calcext:value-type="float">
            <text:p>195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83" calcext:value-type="float">
            <text:p>195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96" calcext:value-type="float">
            <text:p>195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45" calcext:value-type="float">
            <text:p>195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98" calcext:value-type="float">
            <text:p>192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90:.J323])" office:value-type="float" office:value="196.283333333333" calcext:value-type="float">
            <text:p>196,2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95" calcext:value-type="float">
            <text:p>197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24" calcext:value-type="float">
            <text:p>197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85" calcext:value-type="float">
            <text:p>195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69" calcext:value-type="float">
            <text:p>196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62" calcext:value-type="float">
            <text:p>196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34" calcext:value-type="float">
            <text:p>195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28" calcext:value-type="float">
            <text:p>196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08" calcext:value-type="float">
            <text:p>195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84" calcext:value-type="float">
            <text:p>196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01" calcext:value-type="float">
            <text:p>197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87" calcext:value-type="float">
            <text:p>196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54" calcext:value-type="float">
            <text:p>197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26:.J359])" office:value-type="float" office:value="196.609166666667" calcext:value-type="float">
            <text:p>196,6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15" calcext:value-type="float">
            <text:p>198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21" calcext:value-type="float">
            <text:p>200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76" calcext:value-type="float">
            <text:p>198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85" calcext:value-type="float">
            <text:p>196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34" calcext:value-type="float">
            <text:p>196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18" calcext:value-type="float">
            <text:p>200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51" calcext:value-type="float">
            <text:p>197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05" calcext:value-type="float">
            <text:p>199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98" calcext:value-type="float">
            <text:p>197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17" calcext:value-type="float">
            <text:p>197,1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34" calcext:value-type="float">
            <text:p>197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46" calcext:value-type="float">
            <text:p>199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62:.J395])" office:value-type="float" office:value="198.25" calcext:value-type="float">
            <text:p>198,2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69" calcext:value-type="float">
            <text:p>202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16" calcext:value-type="float">
            <text:p>201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82" calcext:value-type="float">
            <text:p>201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68" calcext:value-type="float">
            <text:p>200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74" calcext:value-type="float">
            <text:p>203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64" calcext:value-type="float">
            <text:p>202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02" calcext:value-type="float">
            <text:p>201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47" calcext:value-type="float">
            <text:p>202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53" calcext:value-type="float">
            <text:p>203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87" calcext:value-type="float">
            <text:p>204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68" calcext:value-type="float">
            <text:p>199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14" calcext:value-type="float">
            <text:p>203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98:.J431])" office:value-type="float" office:value="202.286666666667" calcext:value-type="float">
            <text:p>202,2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06" calcext:value-type="float">
            <text:p>167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22" calcext:value-type="float">
            <text:p>166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29" calcext:value-type="float">
            <text:p>170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55" calcext:value-type="float">
            <text:p>166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92" calcext:value-type="float">
            <text:p>174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18" calcext:value-type="float">
            <text:p>166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48" calcext:value-type="float">
            <text:p>169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61" calcext:value-type="float">
            <text:p>169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78" calcext:value-type="float">
            <text:p>166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22" calcext:value-type="float">
            <text:p>169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6" calcext:value-type="float">
            <text:p>172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38" calcext:value-type="float">
            <text:p>169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434:.J467])" office:value-type="float" office:value="169.029166666667" calcext:value-type="float">
            <text:p>169,0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93" calcext:value-type="float">
            <text:p>170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55" calcext:value-type="float">
            <text:p>167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37" calcext:value-type="float">
            <text:p>172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13" calcext:value-type="float">
            <text:p>169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36" calcext:value-type="float">
            <text:p>169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49" calcext:value-type="float">
            <text:p>168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96" calcext:value-type="float">
            <text:p>172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29" calcext:value-type="float">
            <text:p>169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83" calcext:value-type="float">
            <text:p>168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63" calcext:value-type="float">
            <text:p>168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32" calcext:value-type="float">
            <text:p>168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07" calcext:value-type="float">
            <text:p>167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470:.J503])" office:value-type="float" office:value="169.410833333333" calcext:value-type="float">
            <text:p>169,4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62" calcext:value-type="float">
            <text:p>175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8" calcext:value-type="float">
            <text:p>172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48" calcext:value-type="float">
            <text:p>170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1" calcext:value-type="float">
            <text:p>174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8" calcext:value-type="float">
            <text:p>172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96" calcext:value-type="float">
            <text:p>168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29" calcext:value-type="float">
            <text:p>172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31" calcext:value-type="float">
            <text:p>170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28" calcext:value-type="float">
            <text:p>170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99" calcext:value-type="float">
            <text:p>172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96" calcext:value-type="float">
            <text:p>168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92" calcext:value-type="float">
            <text:p>168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06:.J539])" office:value-type="float" office:value="171.5325" calcext:value-type="float">
            <text:p>171,5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67" calcext:value-type="float">
            <text:p>170,6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3" calcext:value-type="float">
            <text:p>169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33" calcext:value-type="float">
            <text:p>171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81" calcext:value-type="float">
            <text:p>172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72" calcext:value-type="float">
            <text:p>175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33" calcext:value-type="float">
            <text:p>171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15" calcext:value-type="float">
            <text:p>174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95" calcext:value-type="float">
            <text:p>177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94" calcext:value-type="float">
            <text:p>174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7" calcext:value-type="float">
            <text:p>173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46" calcext:value-type="float">
            <text:p>170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71" calcext:value-type="float">
            <text:p>172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42:.J575])" office:value-type="float" office:value="172.9225" calcext:value-type="float">
            <text:p>172,9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09" calcext:value-type="float">
            <text:p>144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47" calcext:value-type="float">
            <text:p>144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49" calcext:value-type="float">
            <text:p>144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69" calcext:value-type="float">
            <text:p>148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04" calcext:value-type="float">
            <text:p>143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56" calcext:value-type="float">
            <text:p>144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78" calcext:value-type="float">
            <text:p>143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05" calcext:value-type="float">
            <text:p>142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34" calcext:value-type="float">
            <text:p>145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13" calcext:value-type="float">
            <text:p>143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55" calcext:value-type="float">
            <text:p>144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96" calcext:value-type="float">
            <text:p>142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78:.J611])" office:value-type="float" office:value="144.2625" calcext:value-type="float">
            <text:p>144,2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85" calcext:value-type="float">
            <text:p>145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21" calcext:value-type="float">
            <text:p>143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44" calcext:value-type="float">
            <text:p>145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9" calcext:value-type="float">
            <text:p>143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79" calcext:value-type="float">
            <text:p>143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83" calcext:value-type="float">
            <text:p>143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53" calcext:value-type="float">
            <text:p>143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3" calcext:value-type="float">
            <text:p>148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44" calcext:value-type="float">
            <text:p>144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6" calcext:value-type="float">
            <text:p>144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72" calcext:value-type="float">
            <text:p>149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75" calcext:value-type="float">
            <text:p>146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14:.J647])" office:value-type="float" office:value="145.28" calcext:value-type="float">
            <text:p>145,2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27" calcext:value-type="float">
            <text:p>144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91" calcext:value-type="float">
            <text:p>145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48" calcext:value-type="float">
            <text:p>145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64" calcext:value-type="float">
            <text:p>146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48" calcext:value-type="float">
            <text:p>144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97" calcext:value-type="float">
            <text:p>143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82" calcext:value-type="float">
            <text:p>143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7" calcext:value-type="float">
            <text:p>150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51" calcext:value-type="float">
            <text:p>147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96" calcext:value-type="float">
            <text:p>145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81" calcext:value-type="float">
            <text:p>144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79" calcext:value-type="float">
            <text:p>143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50:.J683])" office:value-type="float" office:value="145.5925" calcext:value-type="float">
            <text:p>145,5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51" calcext:value-type="float">
            <text:p>145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6" calcext:value-type="float">
            <text:p>144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25" calcext:value-type="float">
            <text:p>146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2" calcext:value-type="float">
            <text:p>146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43" calcext:value-type="float">
            <text:p>145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56" calcext:value-type="float">
            <text:p>144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11" calcext:value-type="float">
            <text:p>146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45" calcext:value-type="float">
            <text:p>145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68" calcext:value-type="float">
            <text:p>144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53" calcext:value-type="float">
            <text:p>145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58" calcext:value-type="float">
            <text:p>144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7" calcext:value-type="float">
            <text:p>146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86:.J719])" office:value-type="float" office:value="145.466666666667" calcext:value-type="float">
            <text:p>145,4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08" calcext:value-type="float">
            <text:p>122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33" calcext:value-type="float">
            <text:p>122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3" calcext:value-type="float">
            <text:p>122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84" calcext:value-type="float">
            <text:p>121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99" calcext:value-type="float">
            <text:p>121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9" calcext:value-type="float">
            <text:p>121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22" calcext:value-type="float">
            <text:p>122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87" calcext:value-type="float">
            <text:p>122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37" calcext:value-type="float">
            <text:p>122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57" calcext:value-type="float">
            <text:p>121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49" calcext:value-type="float">
            <text:p>122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7" calcext:value-type="float">
            <text:p>121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22:.J755])" office:value-type="float" office:value="122.138333333333" calcext:value-type="float">
            <text:p>122,1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51" calcext:value-type="float">
            <text:p>123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81" calcext:value-type="float">
            <text:p>121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23" calcext:value-type="float">
            <text:p>121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68" calcext:value-type="float">
            <text:p>122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38" calcext:value-type="float">
            <text:p>122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96" calcext:value-type="float">
            <text:p>121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35" calcext:value-type="float">
            <text:p>122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08" calcext:value-type="float">
            <text:p>123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4" calcext:value-type="float">
            <text:p>121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18" calcext:value-type="float">
            <text:p>122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78" calcext:value-type="float">
            <text:p>121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17" calcext:value-type="float">
            <text:p>121,1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58:.J791])" office:value-type="float" office:value="122.1225" calcext:value-type="float">
            <text:p>122,1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85" calcext:value-type="float">
            <text:p>121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88" calcext:value-type="float">
            <text:p>121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2" calcext:value-type="float">
            <text:p>122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92" calcext:value-type="float">
            <text:p>121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13" calcext:value-type="float">
            <text:p>123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98" calcext:value-type="float">
            <text:p>121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54" calcext:value-type="float">
            <text:p>122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76" calcext:value-type="float">
            <text:p>121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2" calcext:value-type="float">
            <text:p>122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53" calcext:value-type="float">
            <text:p>121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14" calcext:value-type="float">
            <text:p>122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56" calcext:value-type="float">
            <text:p>121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94:.J827])" office:value-type="float" office:value="122.0575" calcext:value-type="float">
            <text:p>122,0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83" calcext:value-type="float">
            <text:p>123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93" calcext:value-type="float">
            <text:p>122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79" calcext:value-type="float">
            <text:p>122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77" calcext:value-type="float">
            <text:p>121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74" calcext:value-type="float">
            <text:p>122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36" calcext:value-type="float">
            <text:p>122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45" calcext:value-type="float">
            <text:p>122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14" calcext:value-type="float">
            <text:p>122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28" calcext:value-type="float">
            <text:p>122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23" calcext:value-type="float">
            <text:p>122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96" calcext:value-type="float">
            <text:p>121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78" calcext:value-type="float">
            <text:p>122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830:.J863])" office:value-type="float" office:value="122.521666666667" calcext:value-type="float">
            <text:p>122,5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2" calcext:value-type="float">
            <text:p>113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4" calcext:value-type="float">
            <text:p>113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3" calcext:value-type="float">
            <text:p>113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" calcext:value-type="float">
            <text:p>112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77" calcext:value-type="float">
            <text:p>112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7" calcext:value-type="float">
            <text:p>112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9" calcext:value-type="float">
            <text:p>113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2" calcext:value-type="float">
            <text:p>112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8" calcext:value-type="float">
            <text:p>113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7" calcext:value-type="float">
            <text:p>113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6" calcext:value-type="float">
            <text:p>112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5" calcext:value-type="float">
            <text:p>113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866:.J899])" office:value-type="float" office:value="113.033333333333" calcext:value-type="float">
            <text:p>113,0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46" calcext:value-type="float">
            <text:p>112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" calcext:value-type="float">
            <text:p>113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2" calcext:value-type="float">
            <text:p>112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3" calcext:value-type="float">
            <text:p>113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4" calcext:value-type="float">
            <text:p>112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3" calcext:value-type="float">
            <text:p>114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74" calcext:value-type="float">
            <text:p>112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" calcext:value-type="float">
            <text:p>113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85" calcext:value-type="float">
            <text:p>113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2" calcext:value-type="float">
            <text:p>113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5" calcext:value-type="float">
            <text:p>112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7" calcext:value-type="float">
            <text:p>112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02:.J935])" office:value-type="float" office:value="113.159166666667" calcext:value-type="float">
            <text:p>113,1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6" calcext:value-type="float">
            <text:p>112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8" calcext:value-type="float">
            <text:p>113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4" calcext:value-type="float">
            <text:p>113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5" calcext:value-type="float">
            <text:p>113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9" calcext:value-type="float">
            <text:p>112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1" calcext:value-type="float">
            <text:p>113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3" calcext:value-type="float">
            <text:p>113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8" calcext:value-type="float">
            <text:p>112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3" calcext:value-type="float">
            <text:p>112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7" calcext:value-type="float">
            <text:p>113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9" calcext:value-type="float">
            <text:p>112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" calcext:value-type="float">
            <text:p>112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38:.J971])" office:value-type="float" office:value="112.969166666667" calcext:value-type="float">
            <text:p>112,9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8" calcext:value-type="float">
            <text:p>112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5" calcext:value-type="float">
            <text:p>113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4" calcext:value-type="float">
            <text:p>113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8" calcext:value-type="float">
            <text:p>113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5" calcext:value-type="float">
            <text:p>113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7" calcext:value-type="float">
            <text:p>112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5" calcext:value-type="float">
            <text:p>112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9" calcext:value-type="float">
            <text:p>113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9" calcext:value-type="float">
            <text:p>113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2" calcext:value-type="float">
            <text:p>113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2" calcext:value-type="float">
            <text:p>112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65" calcext:value-type="float">
            <text:p>113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74:.J1007])" office:value-type="float" office:value="113.190833333333" calcext:value-type="float">
            <text:p>113,1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7.82" calcext:value-type="float">
            <text:p>2327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2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2.06" calcext:value-type="float">
            <text:p>2312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2.7" calcext:value-type="float">
            <text:p>2322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9.32" calcext:value-type="float">
            <text:p>2319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1.03" calcext:value-type="float">
            <text:p>2341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1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1.06" calcext:value-type="float">
            <text:p>2311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4.99" calcext:value-type="float">
            <text:p>2334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5.82" calcext:value-type="float">
            <text:p>2325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3.75" calcext:value-type="float">
            <text:p>2323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1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1.36" calcext:value-type="float">
            <text:p>2321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4.1" calcext:value-type="float">
            <text:p>2324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4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4.43" calcext:value-type="float">
            <text:p>2314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10:.J1043])" office:value-type="float" office:value="2323.20333333333" calcext:value-type="float">
            <text:p>2.323,2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1.5" calcext:value-type="float">
            <text:p>1661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8.98" calcext:value-type="float">
            <text:p>1658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8.08" calcext:value-type="float">
            <text:p>1658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6.19" calcext:value-type="float">
            <text:p>1656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0.88" calcext:value-type="float">
            <text:p>1660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5.43" calcext:value-type="float">
            <text:p>1655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4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4.95" calcext:value-type="float">
            <text:p>1664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2.87" calcext:value-type="float">
            <text:p>1652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6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6.29" calcext:value-type="float">
            <text:p>1666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8.25" calcext:value-type="float">
            <text:p>1658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8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8.04" calcext:value-type="float">
            <text:p>1668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0.96" calcext:value-type="float">
            <text:p>1670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46:.J1079])" office:value-type="float" office:value="1661.035" calcext:value-type="float">
            <text:p>1.661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2.34" calcext:value-type="float">
            <text:p>1112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3.1" calcext:value-type="float">
            <text:p>1123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4.92" calcext:value-type="float">
            <text:p>1124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5.36" calcext:value-type="float">
            <text:p>1125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2.23" calcext:value-type="float">
            <text:p>1122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0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0.99" calcext:value-type="float">
            <text:p>1120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9.54" calcext:value-type="float">
            <text:p>1119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7.54" calcext:value-type="float">
            <text:p>1117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5.41" calcext:value-type="float">
            <text:p>1125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5.84" calcext:value-type="float">
            <text:p>1125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8.21" calcext:value-type="float">
            <text:p>1128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2.93" calcext:value-type="float">
            <text:p>1142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82:.J1115])" office:value-type="float" office:value="1124.03416666667" calcext:value-type="float">
            <text:p>1.124,0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3.19" calcext:value-type="float">
            <text:p>713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6.18" calcext:value-type="float">
            <text:p>716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4.78" calcext:value-type="float">
            <text:p>734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5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5.78" calcext:value-type="float">
            <text:p>725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3.62" calcext:value-type="float">
            <text:p>723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1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1.82" calcext:value-type="float">
            <text:p>721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1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1.82" calcext:value-type="float">
            <text:p>721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6.13" calcext:value-type="float">
            <text:p>726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1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1.63" calcext:value-type="float">
            <text:p>721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9.1" calcext:value-type="float">
            <text:p>719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8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8.3" calcext:value-type="float">
            <text:p>718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1.89" calcext:value-type="float">
            <text:p>711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18:.J1151])" office:value-type="float" office:value="721.186666666667" calcext:value-type="float">
            <text:p>721,1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6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6.09" calcext:value-type="float">
            <text:p>406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4.04" calcext:value-type="float">
            <text:p>404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4.13" calcext:value-type="float">
            <text:p>404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5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5.22" calcext:value-type="float">
            <text:p>405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4.2" calcext:value-type="float">
            <text:p>404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4.4" calcext:value-type="float">
            <text:p>404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3.94" calcext:value-type="float">
            <text:p>403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7.64" calcext:value-type="float">
            <text:p>397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7.68" calcext:value-type="float">
            <text:p>397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3.95" calcext:value-type="float">
            <text:p>403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2.85" calcext:value-type="float">
            <text:p>402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1.8" calcext:value-type="float">
            <text:p>401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54:.J1187])" office:value-type="float" office:value="402.995" calcext:value-type="float">
            <text:p>403,0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8" calcext:value-type="float">
            <text:p>214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55" calcext:value-type="float">
            <text:p>213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06" calcext:value-type="float">
            <text:p>216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78" calcext:value-type="float">
            <text:p>211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7" calcext:value-type="float">
            <text:p>213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59" calcext:value-type="float">
            <text:p>211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37" calcext:value-type="float">
            <text:p>211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27" calcext:value-type="float">
            <text:p>213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42" calcext:value-type="float">
            <text:p>211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39" calcext:value-type="float">
            <text:p>211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86" calcext:value-type="float">
            <text:p>211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02" calcext:value-type="float">
            <text:p>214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90:.J1223])" office:value-type="float" office:value="212.900833333333" calcext:value-type="float">
            <text:p>212,9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1" calcext:value-type="float">
            <text:p>139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01" calcext:value-type="float">
            <text:p>143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6" calcext:value-type="float">
            <text:p>139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75" calcext:value-type="float">
            <text:p>140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67" calcext:value-type="float">
            <text:p>151,6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21" calcext:value-type="float">
            <text:p>147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95" calcext:value-type="float">
            <text:p>140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91" calcext:value-type="float">
            <text:p>140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42" calcext:value-type="float">
            <text:p>146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35" calcext:value-type="float">
            <text:p>143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46" calcext:value-type="float">
            <text:p>142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4" calcext:value-type="float">
            <text:p>139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226:.J1259])" office:value-type="float" office:value="143.011666666667" calcext:value-type="float">
            <text:p>143,01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73cm" svg:y="0.143cm">
            <draw:object draw:notify-on-update-of-ranges="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215cm" svg:y="10.123cm">
            <draw:object draw:notify-on-update-of-ranges="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236cm" svg:y="20.059cm">
            <draw:object draw:notify-on-update-of-ranges="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8"/>
        <table:table-column table:style-name="co4" table:default-cell-style-name="ce16"/>
        <table:table-column table:style-name="co4" table:default-cell-style-name="ce24"/>
        <table:table-column table:style-name="co4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13.19" calcext:value-type="float">
            <text:p>113,19</text:p>
          </table:table-cell>
          <table:table-cell table:style-name="ce19" office:value-type="float" office:value="112.97" calcext:value-type="float">
            <text:p>112,97</text:p>
          </table:table-cell>
          <table:table-cell table:style-name="ce19" office:value-type="float" office:value="113.16" calcext:value-type="float">
            <text:p>113,16</text:p>
          </table:table-cell>
          <table:table-cell table:style-name="ce26" office:value-type="float" office:value="113.03" calcext:value-type="float">
            <text:p>113,03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22.52" calcext:value-type="float">
            <text:p>122,52</text:p>
          </table:table-cell>
          <table:table-cell table:style-name="ce20" office:value-type="float" office:value="122.06" calcext:value-type="float">
            <text:p>122,06</text:p>
          </table:table-cell>
          <table:table-cell table:style-name="ce20" office:value-type="float" office:value="122.12" calcext:value-type="float">
            <text:p>122,12</text:p>
          </table:table-cell>
          <table:table-cell table:style-name="ce27" office:value-type="float" office:value="122.14" calcext:value-type="float">
            <text:p>122,14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45.47" calcext:value-type="float">
            <text:p>145,47</text:p>
          </table:table-cell>
          <table:table-cell table:style-name="ce20" office:value-type="float" office:value="145.59" calcext:value-type="float">
            <text:p>145,59</text:p>
          </table:table-cell>
          <table:table-cell table:style-name="ce20" office:value-type="float" office:value="145.28" calcext:value-type="float">
            <text:p>145,28</text:p>
          </table:table-cell>
          <table:table-cell table:style-name="ce27" office:value-type="float" office:value="144.26" calcext:value-type="float">
            <text:p>144,26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172.92" calcext:value-type="float">
            <text:p>172,92</text:p>
          </table:table-cell>
          <table:table-cell table:style-name="ce20" office:value-type="float" office:value="171.53" calcext:value-type="float">
            <text:p>171,53</text:p>
          </table:table-cell>
          <table:table-cell table:style-name="ce20" office:value-type="float" office:value="169.41" calcext:value-type="float">
            <text:p>169,41</text:p>
          </table:table-cell>
          <table:table-cell table:style-name="ce27" office:value-type="float" office:value="169.03" calcext:value-type="float">
            <text:p>169,03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02.29" calcext:value-type="float">
            <text:p>202,29</text:p>
          </table:table-cell>
          <table:table-cell table:style-name="ce20" office:value-type="float" office:value="198.25" calcext:value-type="float">
            <text:p>198,25</text:p>
          </table:table-cell>
          <table:table-cell table:style-name="ce20" office:value-type="float" office:value="196.61" calcext:value-type="float">
            <text:p>196,61</text:p>
          </table:table-cell>
          <table:table-cell table:style-name="ce27" office:value-type="float" office:value="196.28" calcext:value-type="float">
            <text:p>196,28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30.08" calcext:value-type="float">
            <text:p>230,08</text:p>
          </table:table-cell>
          <table:table-cell table:style-name="ce20" office:value-type="float" office:value="226.29" calcext:value-type="float">
            <text:p>226,29</text:p>
          </table:table-cell>
          <table:table-cell table:style-name="ce20" office:value-type="float" office:value="225.54" calcext:value-type="float">
            <text:p>225,54</text:p>
          </table:table-cell>
          <table:table-cell table:style-name="ce27" office:value-type="float" office:value="222.16" calcext:value-type="float">
            <text:p>222,16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48.75" calcext:value-type="float">
            <text:p>248,75</text:p>
          </table:table-cell>
          <table:table-cell table:style-name="ce21" office:value-type="float" office:value="241.22" calcext:value-type="float">
            <text:p>241,22</text:p>
          </table:table-cell>
          <table:table-cell table:style-name="ce21" office:value-type="float" office:value="240.07" calcext:value-type="float">
            <text:p>240,07</text:p>
          </table:table-cell>
          <table:table-cell table:style-name="ce28" office:value-type="float" office:value="238.65" calcext:value-type="float">
            <text:p>238,65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38.65" calcext:value-type="float">
            <text:p>238,6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40.07" calcext:value-type="float">
            <text:p>240,0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41.22" calcext:value-type="float">
            <text:p>241,2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48.75" calcext:value-type="float">
            <text:p>248,7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22.16" calcext:value-type="float">
            <text:p>222,1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25.54" calcext:value-type="float">
            <text:p>225,5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26.29" calcext:value-type="float">
            <text:p>226,29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30.08" calcext:value-type="float">
            <text:p>230,0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96.28" calcext:value-type="float">
            <text:p>196,2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96.61" calcext:value-type="float">
            <text:p>196,6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98.25" calcext:value-type="float">
            <text:p>198,25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02.29" calcext:value-type="float">
            <text:p>202,29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69.03" calcext:value-type="float">
            <text:p>169,03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26643990929705" calcext:value-type="float">
            <text:p>1,27</text:p>
          </table:table-cell>
          <table:table-cell table:style-name="ce19" table:formula="of:=[.F26]/[.E2]" office:value-type="float" office:value="1.26890619928594" calcext:value-type="float">
            <text:p>1,27</text:p>
          </table:table-cell>
          <table:table-cell table:style-name="ce19" table:formula="of:=[.F26]/[.F2]" office:value-type="float" office:value="1.266775656887" calcext:value-type="float">
            <text:p>1,27</text:p>
          </table:table-cell>
          <table:table-cell table:style-name="ce26" table:formula="of:=[.F26]/[.G2]" office:value-type="float" office:value="1.26823262260756" calcext:value-type="float">
            <text:p>1,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69.41" calcext:value-type="float">
            <text:p>169,41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78221242790293" calcext:value-type="float">
            <text:p>1,78</text:p>
          </table:table-cell>
          <table:table-cell table:style-name="ce20" table:formula="of:=[.F27]/[.E3]" office:value-type="float" office:value="1.78892894205036" calcext:value-type="float">
            <text:p>1,79</text:p>
          </table:table-cell>
          <table:table-cell table:style-name="ce20" table:formula="of:=[.F27]/[.F3]" office:value-type="float" office:value="1.78805000545911" calcext:value-type="float">
            <text:p>1,79</text:p>
          </table:table-cell>
          <table:table-cell table:style-name="ce27" table:formula="of:=[.F27]/[.G3]" office:value-type="float" office:value="1.78775721849244" calcext:value-type="float">
            <text:p>1,7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71.53" calcext:value-type="float">
            <text:p>171,53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73472193579432" calcext:value-type="float">
            <text:p>2,73</text:p>
          </table:table-cell>
          <table:table-cell table:style-name="ce20" table:formula="of:=[.F28]/[.E4]" office:value-type="float" office:value="2.73246788927811" calcext:value-type="float">
            <text:p>2,73</text:p>
          </table:table-cell>
          <table:table-cell table:style-name="ce20" table:formula="of:=[.F28]/[.F4]" office:value-type="float" office:value="2.73829845814978" calcext:value-type="float">
            <text:p>2,74</text:p>
          </table:table-cell>
          <table:table-cell table:style-name="ce27" table:formula="of:=[.F28]/[.G4]" office:value-type="float" office:value="2.75765978095106" calcext:value-type="float">
            <text:p>2,7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72.92" calcext:value-type="float">
            <text:p>172,92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4.0270549001465" calcext:value-type="float">
            <text:p>4,03</text:p>
          </table:table-cell>
          <table:table-cell table:style-name="ce20" table:formula="of:=[.F29]/[.E5]" office:value-type="float" office:value="4.05968829553625" calcext:value-type="float">
            <text:p>4,06</text:p>
          </table:table-cell>
          <table:table-cell table:style-name="ce20" table:formula="of:=[.F29]/[.F5]" office:value-type="float" office:value="4.11049131298821" calcext:value-type="float">
            <text:p>4,11</text:p>
          </table:table-cell>
          <table:table-cell table:style-name="ce27" table:formula="of:=[.F29]/[.G5]" office:value-type="float" office:value="4.11973219744029" calcext:value-type="float">
            <text:p>4,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44.26" calcext:value-type="float">
            <text:p>144,2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47389885807504" calcext:value-type="float">
            <text:p>5,47</text:p>
          </table:table-cell>
          <table:table-cell table:style-name="ce20" table:formula="of:=[.F30]/[.E6]" office:value-type="float" office:value="5.58544766708701" calcext:value-type="float">
            <text:p>5,59</text:p>
          </table:table-cell>
          <table:table-cell table:style-name="ce20" table:formula="of:=[.F30]/[.F6]" office:value-type="float" office:value="5.63203804486038" calcext:value-type="float">
            <text:p>5,63</text:p>
          </table:table-cell>
          <table:table-cell table:style-name="ce27" table:formula="of:=[.F30]/[.G6]" office:value-type="float" office:value="5.64150703077237" calcext:value-type="float">
            <text:p>5,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45.28" calcext:value-type="float">
            <text:p>145,28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7.06309399629116" calcext:value-type="float">
            <text:p>7,06</text:p>
          </table:table-cell>
          <table:table-cell table:style-name="ce20" table:formula="of:=[.F31]/[.E7]" office:value-type="float" office:value="7.18138966223284" calcext:value-type="float">
            <text:p>7,18</text:p>
          </table:table-cell>
          <table:table-cell table:style-name="ce20" table:formula="of:=[.F31]/[.F7]" office:value-type="float" office:value="7.20527031420888" calcext:value-type="float">
            <text:p>7,21</text:p>
          </table:table-cell>
          <table:table-cell table:style-name="ce27" table:formula="of:=[.F31]/[.G7]" office:value-type="float" office:value="7.31489317008764" calcext:value-type="float">
            <text:p>7,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45.59" calcext:value-type="float">
            <text:p>145,59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9.04488442211055" calcext:value-type="float">
            <text:p>9,04</text:p>
          </table:table-cell>
          <table:table-cell table:style-name="ce21" table:formula="of:=[.F32]/[.E8]" office:value-type="float" office:value="9.32723240195672" calcext:value-type="float">
            <text:p>9,33</text:p>
          </table:table-cell>
          <table:table-cell table:style-name="ce21" table:formula="of:=[.F32]/[.F8]" office:value-type="float" office:value="9.37191235889532" calcext:value-type="float">
            <text:p>9,37</text:p>
          </table:table-cell>
          <table:table-cell table:style-name="ce28" table:formula="of:=[.F32]/[.G8]" office:value-type="float" office:value="9.42767651372303" calcext:value-type="float">
            <text:p>9,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45.47" calcext:value-type="float">
            <text:p>145,4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22.14" calcext:value-type="float">
            <text:p>122,1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22.12" calcext:value-type="float">
            <text:p>122,1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22.06" calcext:value-type="float">
            <text:p>122,0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22.52" calcext:value-type="float">
            <text:p>122,5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13.03" calcext:value-type="float">
            <text:p>113,0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13.16" calcext:value-type="float">
            <text:p>113,1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12.97" calcext:value-type="float">
            <text:p>112,97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3.19" calcext:value-type="float">
            <text:p>113,1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/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633219954648525" calcext:value-type="float">
            <text:p>0,63</text:p>
          </table:table-cell>
          <table:table-cell table:style-name="ce19" table:formula="of:=[.I26]/[.I49]" office:value-type="float" office:value="0.317226549821486" calcext:value-type="float">
            <text:p>0,32</text:p>
          </table:table-cell>
          <table:table-cell table:style-name="ce19" table:formula="of:=[.J26]/[.J49]" office:value-type="float" office:value="0.211129276147833" calcext:value-type="float">
            <text:p>0,21</text:p>
          </table:table-cell>
          <table:table-cell table:style-name="ce26" table:formula="of:=[.K26]/[.K49]" office:value-type="float" office:value="0.158529077825946" calcext:value-type="float">
            <text:p>0,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891106213951465" calcext:value-type="float">
            <text:p>0,89</text:p>
          </table:table-cell>
          <table:table-cell table:style-name="ce20" table:formula="of:=[.I27]/[.I49]" office:value-type="float" office:value="0.44723223551259" calcext:value-type="float">
            <text:p>0,45</text:p>
          </table:table-cell>
          <table:table-cell table:style-name="ce20" table:formula="of:=[.J27]/[.J49]" office:value-type="float" office:value="0.298008334243186" calcext:value-type="float">
            <text:p>0,30</text:p>
          </table:table-cell>
          <table:table-cell table:style-name="ce27" table:formula="of:=[.K27]/[.K49]" office:value-type="float" office:value="0.223469652311555" calcext:value-type="float">
            <text:p>0,2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36736096789716" calcext:value-type="float">
            <text:p>1,37</text:p>
          </table:table-cell>
          <table:table-cell table:style-name="ce20" table:formula="of:=[.I28]/[.I49]" office:value-type="float" office:value="0.683116972319527" calcext:value-type="float">
            <text:p>0,68</text:p>
          </table:table-cell>
          <table:table-cell table:style-name="ce20" table:formula="of:=[.J28]/[.J49]" office:value-type="float" office:value="0.456383076358297" calcext:value-type="float">
            <text:p>0,46</text:p>
          </table:table-cell>
          <table:table-cell table:style-name="ce27" table:formula="of:=[.K28]/[.K49]" office:value-type="float" office:value="0.344707472618883" calcext:value-type="float">
            <text:p>0,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2.01352745007325" calcext:value-type="float">
            <text:p>2,01</text:p>
          </table:table-cell>
          <table:table-cell table:style-name="ce20" table:formula="of:=[.I29]/[.I49]" office:value-type="float" office:value="1.01492207388406" calcext:value-type="float">
            <text:p>1,01</text:p>
          </table:table-cell>
          <table:table-cell table:style-name="ce20" table:formula="of:=[.J29]/[.J49]" office:value-type="float" office:value="0.685081885498035" calcext:value-type="float">
            <text:p>0,69</text:p>
          </table:table-cell>
          <table:table-cell table:style-name="ce27" table:formula="of:=[.K29]/[.K49]" office:value-type="float" office:value="0.514966524680037" calcext:value-type="float">
            <text:p>0,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73694942903752" calcext:value-type="float">
            <text:p>2,74</text:p>
          </table:table-cell>
          <table:table-cell table:style-name="ce20" table:formula="of:=[.I30]/[.I49]" office:value-type="float" office:value="1.39636191677175" calcext:value-type="float">
            <text:p>1,40</text:p>
          </table:table-cell>
          <table:table-cell table:style-name="ce20" table:formula="of:=[.J30]/[.J49]" office:value-type="float" office:value="0.938673007476731" calcext:value-type="float">
            <text:p>0,94</text:p>
          </table:table-cell>
          <table:table-cell table:style-name="ce27" table:formula="of:=[.K30]/[.K49]" office:value-type="float" office:value="0.705188378846546" calcext:value-type="float">
            <text:p>0,71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53154699814558" calcext:value-type="float">
            <text:p>3,53</text:p>
          </table:table-cell>
          <table:table-cell table:style-name="ce20" table:formula="of:=[.I31]/[.I49]" office:value-type="float" office:value="1.79534741555821" calcext:value-type="float">
            <text:p>1,80</text:p>
          </table:table-cell>
          <table:table-cell table:style-name="ce20" table:formula="of:=[.J31]/[.J49]" office:value-type="float" office:value="1.20087838570148" calcext:value-type="float">
            <text:p>1,20</text:p>
          </table:table-cell>
          <table:table-cell table:style-name="ce27" table:formula="of:=[.K31]/[.K49]" office:value-type="float" office:value="0.914361646260955" calcext:value-type="float">
            <text:p>0,9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52244221105528" calcext:value-type="float">
            <text:p>4,52</text:p>
          </table:table-cell>
          <table:table-cell table:style-name="ce21" table:formula="of:=[.I32]/[.I49]" office:value-type="float" office:value="2.33180810048918" calcext:value-type="float">
            <text:p>2,33</text:p>
          </table:table-cell>
          <table:table-cell table:style-name="ce21" table:formula="of:=[.J32]/[.J49]" office:value-type="float" office:value="1.56198539314922" calcext:value-type="float">
            <text:p>1,56</text:p>
          </table:table-cell>
          <table:table-cell table:style-name="ce28" table:formula="of:=[.K32]/[.K49]" office:value-type="float" office:value="1.17845956421538" calcext:value-type="float">
            <text:p>1,18</text:p>
          </table:table-cell>
        </table:table-row>
      </table:table>
      <table:named-expressions/>
      <table:database-ranges>
        <table:database-range table:name="__Anonymous_Sheet_DB__0" table:target-range-address="output_FL_4.B1:output_FL_4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2:20:55.91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2:21:01.723000000</dc:date>
    <meta:editing-duration>PT6M51S</meta:editing-duration>
    <meta:editing-cycles>2</meta:editing-cycles>
    <meta:document-statistic meta:table-count="2" meta:cell-count="537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Flocking 4 batches Performance</text:p>
        </chart:title>
        <chart:legend chart:legend-position="end" svg:x="14.525cm" svg:y="2.938cm" style:legend-expansion="high" chart:style-name="ch3"/>
        <chart:plot-area chart:style-name="ch4" table:cell-range-address="Graphics.A2:Graphics.G8 Graphics.B1:Graphics.G1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13.19">
                <text:p>113.19</text:p>
                <draw:g>
                  <svg:desc>Graphics.D2:Graphics.D8</svg:desc>
                </draw:g>
              </table:table-cell>
              <table:table-cell office:value-type="float" office:value="112.97">
                <text:p>112.97</text:p>
                <draw:g>
                  <svg:desc>Graphics.E2:Graphics.E8</svg:desc>
                </draw:g>
              </table:table-cell>
              <table:table-cell office:value-type="float" office:value="113.16">
                <text:p>113.16</text:p>
                <draw:g>
                  <svg:desc>Graphics.F2:Graphics.F8</svg:desc>
                </draw:g>
              </table:table-cell>
              <table:table-cell office:value-type="float" office:value="113.03">
                <text:p>113.03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22.52">
                <text:p>122.52</text:p>
              </table:table-cell>
              <table:table-cell office:value-type="float" office:value="122.06">
                <text:p>122.06</text:p>
              </table:table-cell>
              <table:table-cell office:value-type="float" office:value="122.12">
                <text:p>122.12</text:p>
              </table:table-cell>
              <table:table-cell office:value-type="float" office:value="122.14">
                <text:p>122.1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45.47">
                <text:p>145.47</text:p>
              </table:table-cell>
              <table:table-cell office:value-type="float" office:value="145.59">
                <text:p>145.59</text:p>
              </table:table-cell>
              <table:table-cell office:value-type="float" office:value="145.28">
                <text:p>145.28</text:p>
              </table:table-cell>
              <table:table-cell office:value-type="float" office:value="144.26">
                <text:p>144.2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172.92">
                <text:p>172.92</text:p>
              </table:table-cell>
              <table:table-cell office:value-type="float" office:value="171.53">
                <text:p>171.53</text:p>
              </table:table-cell>
              <table:table-cell office:value-type="float" office:value="169.41">
                <text:p>169.41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02.29">
                <text:p>202.29</text:p>
              </table:table-cell>
              <table:table-cell office:value-type="float" office:value="198.25">
                <text:p>198.25</text:p>
              </table:table-cell>
              <table:table-cell office:value-type="float" office:value="196.61">
                <text:p>196.61</text:p>
              </table:table-cell>
              <table:table-cell office:value-type="float" office:value="196.28">
                <text:p>196.2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30.08">
                <text:p>230.08</text:p>
              </table:table-cell>
              <table:table-cell office:value-type="float" office:value="226.29">
                <text:p>226.29</text:p>
              </table:table-cell>
              <table:table-cell office:value-type="float" office:value="225.54">
                <text:p>225.54</text:p>
              </table:table-cell>
              <table:table-cell office:value-type="float" office:value="222.16">
                <text:p>222.1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48.75">
                <text:p>248.75</text:p>
              </table:table-cell>
              <table:table-cell office:value-type="float" office:value="241.22">
                <text:p>241.22</text:p>
              </table:table-cell>
              <table:table-cell office:value-type="float" office:value="240.07">
                <text:p>240.07</text:p>
              </table:table-cell>
              <table:table-cell office:value-type="float" office:value="238.65">
                <text:p>238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19cm" svg:y="0.316cm" chart:style-name="ch2">
          <text:p>Flocking 4 batches Gain</text:p>
        </chart:title>
        <chart:legend chart:legend-position="end" svg:x="15.054cm" svg:y="3.442cm" style:legend-expansion="high" chart:style-name="ch3"/>
        <chart:plot-area chart:style-name="ch4" table:cell-range-address="Graphics.E26:Graphics.E32 Graphics.H25:Graphics.K32" chart:data-source-has-labels="both" svg:x="1.321cm" svg:y="1.301cm" svg:width="13.413cm" svg:height="6.548cm">
          <chart:coordinate-region svg:x="1.953cm" svg:y="1.504cm" svg:width="12.781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26643990929705">
                <text:p>1.26643990929705</text:p>
                <draw:g>
                  <svg:desc>Graphics.H26:Graphics.H32</svg:desc>
                </draw:g>
              </table:table-cell>
              <table:table-cell office:value-type="float" office:value="1.26890619928594">
                <text:p>1.26890619928594</text:p>
                <draw:g>
                  <svg:desc>Graphics.I26:Graphics.I32</svg:desc>
                </draw:g>
              </table:table-cell>
              <table:table-cell office:value-type="float" office:value="1.266775656887">
                <text:p>1.266775656887</text:p>
                <draw:g>
                  <svg:desc>Graphics.J26:Graphics.J32</svg:desc>
                </draw:g>
              </table:table-cell>
              <table:table-cell office:value-type="float" office:value="1.26823262260756">
                <text:p>1.26823262260756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78221242790293">
                <text:p>1.78221242790293</text:p>
              </table:table-cell>
              <table:table-cell office:value-type="float" office:value="1.78892894205036">
                <text:p>1.78892894205036</text:p>
              </table:table-cell>
              <table:table-cell office:value-type="float" office:value="1.78805000545911">
                <text:p>1.78805000545911</text:p>
              </table:table-cell>
              <table:table-cell office:value-type="float" office:value="1.78775721849244">
                <text:p>1.7877572184924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73472193579432">
                <text:p>2.73472193579432</text:p>
              </table:table-cell>
              <table:table-cell office:value-type="float" office:value="2.73246788927811">
                <text:p>2.73246788927811</text:p>
              </table:table-cell>
              <table:table-cell office:value-type="float" office:value="2.73829845814978">
                <text:p>2.73829845814978</text:p>
              </table:table-cell>
              <table:table-cell office:value-type="float" office:value="2.75765978095106">
                <text:p>2.7576597809510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0270549001465">
                <text:p>4.0270549001465</text:p>
              </table:table-cell>
              <table:table-cell office:value-type="float" office:value="4.05968829553625">
                <text:p>4.05968829553625</text:p>
              </table:table-cell>
              <table:table-cell office:value-type="float" office:value="4.11049131298821">
                <text:p>4.11049131298821</text:p>
              </table:table-cell>
              <table:table-cell office:value-type="float" office:value="4.11973219744029">
                <text:p>4.1197321974402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47389885807504">
                <text:p>5.47389885807504</text:p>
              </table:table-cell>
              <table:table-cell office:value-type="float" office:value="5.58544766708701">
                <text:p>5.58544766708701</text:p>
              </table:table-cell>
              <table:table-cell office:value-type="float" office:value="5.63203804486038">
                <text:p>5.63203804486038</text:p>
              </table:table-cell>
              <table:table-cell office:value-type="float" office:value="5.64150703077237">
                <text:p>5.6415070307723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06309399629116">
                <text:p>7.06309399629116</text:p>
              </table:table-cell>
              <table:table-cell office:value-type="float" office:value="7.18138966223284">
                <text:p>7.18138966223284</text:p>
              </table:table-cell>
              <table:table-cell office:value-type="float" office:value="7.20527031420888">
                <text:p>7.20527031420888</text:p>
              </table:table-cell>
              <table:table-cell office:value-type="float" office:value="7.31489317008764">
                <text:p>7.3148931700876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.04488442211055">
                <text:p>9.04488442211055</text:p>
              </table:table-cell>
              <table:table-cell office:value-type="float" office:value="9.32723240195672">
                <text:p>9.32723240195672</text:p>
              </table:table-cell>
              <table:table-cell office:value-type="float" office:value="9.37191235889532">
                <text:p>9.37191235889532</text:p>
              </table:table-cell>
              <table:table-cell office:value-type="float" office:value="9.42767651372303">
                <text:p>9.42767651372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2cm" svg:y="0.316cm" chart:style-name="ch2">
          <text:p>Flocking 4 batches Efficiency</text:p>
        </chart:title>
        <chart:legend chart:legend-position="end" svg:x="15.054cm" svg:y="3.442cm" style:legend-expansion="high" chart:style-name="ch3"/>
        <chart:plot-area chart:style-name="ch4" table:cell-range-address="Graphics.E50:Graphics.E56 Graphics.H49:Graphics.K56" chart:data-source-has-labels="both" svg:x="1.321cm" svg:y="1.301cm" svg:width="13.413cm" svg:height="6.548cm">
          <chart:coordinate-region svg:x="2.059cm" svg:y="1.504cm" svg:width="12.675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633219954648525">
                <text:p>0.633219954648525</text:p>
                <draw:g>
                  <svg:desc>Graphics.H50:Graphics.H56</svg:desc>
                </draw:g>
              </table:table-cell>
              <table:table-cell office:value-type="float" office:value="0.317226549821486">
                <text:p>0.317226549821486</text:p>
                <draw:g>
                  <svg:desc>Graphics.I50:Graphics.I56</svg:desc>
                </draw:g>
              </table:table-cell>
              <table:table-cell office:value-type="float" office:value="0.211129276147833">
                <text:p>0.211129276147833</text:p>
                <draw:g>
                  <svg:desc>Graphics.J50:Graphics.J56</svg:desc>
                </draw:g>
              </table:table-cell>
              <table:table-cell office:value-type="float" office:value="0.158529077825946">
                <text:p>0.158529077825946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891106213951465">
                <text:p>0.891106213951465</text:p>
              </table:table-cell>
              <table:table-cell office:value-type="float" office:value="0.44723223551259">
                <text:p>0.44723223551259</text:p>
              </table:table-cell>
              <table:table-cell office:value-type="float" office:value="0.298008334243186">
                <text:p>0.298008334243186</text:p>
              </table:table-cell>
              <table:table-cell office:value-type="float" office:value="0.223469652311555">
                <text:p>0.22346965231155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36736096789716">
                <text:p>1.36736096789716</text:p>
              </table:table-cell>
              <table:table-cell office:value-type="float" office:value="0.683116972319527">
                <text:p>0.683116972319527</text:p>
              </table:table-cell>
              <table:table-cell office:value-type="float" office:value="0.456383076358297">
                <text:p>0.456383076358297</text:p>
              </table:table-cell>
              <table:table-cell office:value-type="float" office:value="0.344707472618883">
                <text:p>0.34470747261888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01352745007325">
                <text:p>2.01352745007325</text:p>
              </table:table-cell>
              <table:table-cell office:value-type="float" office:value="1.01492207388406">
                <text:p>1.01492207388406</text:p>
              </table:table-cell>
              <table:table-cell office:value-type="float" office:value="0.685081885498035">
                <text:p>0.685081885498035</text:p>
              </table:table-cell>
              <table:table-cell office:value-type="float" office:value="0.514966524680037">
                <text:p>0.51496652468003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73694942903752">
                <text:p>2.73694942903752</text:p>
              </table:table-cell>
              <table:table-cell office:value-type="float" office:value="1.39636191677175">
                <text:p>1.39636191677175</text:p>
              </table:table-cell>
              <table:table-cell office:value-type="float" office:value="0.938673007476731">
                <text:p>0.938673007476731</text:p>
              </table:table-cell>
              <table:table-cell office:value-type="float" office:value="0.705188378846546">
                <text:p>0.7051883788465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53154699814558">
                <text:p>3.53154699814558</text:p>
              </table:table-cell>
              <table:table-cell office:value-type="float" office:value="1.79534741555821">
                <text:p>1.79534741555821</text:p>
              </table:table-cell>
              <table:table-cell office:value-type="float" office:value="1.20087838570148">
                <text:p>1.20087838570148</text:p>
              </table:table-cell>
              <table:table-cell office:value-type="float" office:value="0.914361646260955">
                <text:p>0.91436164626095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52244221105528">
                <text:p>4.52244221105528</text:p>
              </table:table-cell>
              <table:table-cell office:value-type="float" office:value="2.33180810048918">
                <text:p>2.33180810048918</text:p>
              </table:table-cell>
              <table:table-cell office:value-type="float" office:value="1.56198539314922">
                <text:p>1.56198539314922</text:p>
              </table:table-cell>
              <table:table-cell office:value-type="float" office:value="1.17845956421538">
                <text:p>1.178459564215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